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2000002CEABF52015C57450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455cm" svg:height="16.129cm" svg:x="0cm" svg:y="0.238cm">
          <draw:image xlink:href="Pictures/1000000000000362000002CEABF52015C57450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2:22:56.996694039</meta:creation-date>
    <dc:date>2019-07-12T12:26:42.408685031</dc:date>
    <meta:editing-duration>PT3M48S</meta:editing-duration>
    <meta:editing-cycles>1</meta:editing-cycles>
    <meta:document-statistic meta:object-count="1"/>
    <meta:generator>LibreOffice/6.0.7.3$Linux_X86_64 LibreOffice_project/00m0$Build-3</meta:generator>
  </office:meta>
</office:document-meta>
</file>